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4pt" officeooo:rsid="000b6b20" officeooo:paragraph-rsid="000b6b20" style:font-size-asian="12.25pt" style:font-size-complex="14pt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088043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0a34a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7b2b6" officeooo:paragraph-rsid="0007b2b6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7bea3" officeooo:paragraph-rsid="0007bea3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7f5b0" officeooo:paragraph-rsid="0007f5b0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a1816" officeooo:paragraph-rsid="000a1816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a7e0e" officeooo:paragraph-rsid="000a7e0e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07b2b6" officeooo:paragraph-rsid="0007b2b6" style:font-size-asian="16pt" style:font-weight-asian="bold" style:font-size-complex="16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c626b" officeooo:paragraph-rsid="000c626b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7b2b6" style:font-size-asian="12.25pt" style:font-size-complex="14pt"/>
    </style:style>
    <style:style style:name="T3" style:family="text">
      <style:text-properties fo:font-size="14pt" officeooo:rsid="00088043" style:font-size-asian="12.25pt" style:font-size-complex="14pt"/>
    </style:style>
    <style:style style:name="T4" style:family="text">
      <style:text-properties fo:font-size="14pt" officeooo:rsid="000d76fd" style:font-size-asian="12.25pt" style:font-size-complex="14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o Do</text:p>
      <text:p text:style-name="P9">For</text:p>
      <text:p text:style-name="P9">2019</text:p>
      <text:list xml:id="list2529016341" text:style-name="L1">
        <text:list-header>
          <text:p text:style-name="P2"><text:span text:style-name="T2"/></text:p>
        </text:list-header>
        <text:list-item>
          <text:p text:style-name="P2"><text:span text:style-name="T2">Simon Project</text:span></text:p>
          <text:list>
            <text:list-item>
              <text:p text:style-name="P7"><text:span text:style-name="T2">G</text:span><text:span text:style-name="T1">it Hub Update Daily</text:span></text:p>
              <text:list>
                <text:list-item>
                  <text:p text:style-name="P10"><text:span text:style-name="T1">Create new repository </text:span><text:span text:style-name="T4">1.2.1</text:span></text:p>
                </text:list-item>
                <text:list-item>
                  <text:p text:style-name="P7"><text:span text:style-name="T1">8:00 pm</text:span></text:p>
                </text:list-item>
              </text:list>
            </text:list-item>
            <text:list-item>
              <text:p text:style-name="P3"><text:span text:style-name="T2">History</text:span></text:p>
              <text:list>
                <text:list-item>
                  <text:p text:style-name="P3"><text:span text:style-name="T2">Create button on ADD Screen</text:span></text:p>
                </text:list-item>
                <text:list-item>
                  <text:p text:style-name="P6"><text:span text:style-name="T2">G</text:span><text:span text:style-name="T1">et PK</text:span></text:p>
                </text:list-item>
                <text:list-item>
                  <text:p text:style-name="P6"><text:span text:style-name="T1">Create DB View</text:span></text:p>
                </text:list-item>
                <text:list-item>
                  <text:p text:style-name="P6"><text:span text:style-name="T1">Generate PDF file</text:span></text:p>
                </text:list-item>
              </text:list>
            </text:list-item>
            <text:list-item>
              <text:p text:style-name="P4"><text:span text:style-name="T1">Patient Pictures</text:span></text:p>
              <text:list>
                <text:list-item>
                  <text:p text:style-name="P6"><text:span text:style-name="T1">Use Cheese</text:span></text:p>
                </text:list-item>
                <text:list-item>
                  <text:p text:style-name="P8"><text:span text:style-name="T1">Check out file upload</text:span></text:p>
                </text:list-item>
                <text:list-item>
                  <text:p text:style-name="P6"><text:span text:style-name="T1">Teach Simon &amp; Janet on how to use</text:span></text:p>
                </text:list-item>
              </text:list>
            </text:list-item>
            <text:list-item>
              <text:p text:style-name="P5"><text:span text:style-name="T1">Charts &amp; Graphs</text:span></text:p>
              <text:list>
                <text:list-item>
                  <text:p text:style-name="P6"><text:span text:style-name="T1">Weekly</text:span></text:p>
                </text:list-item>
                <text:list-item>
                  <text:p text:style-name="P6"><text:span text:style-name="T1">Monthly</text:span></text:p>
                </text:list-item>
                <text:list-item>
                  <text:p text:style-name="P6"><text:span text:style-name="T1">Quarterly</text:span></text:p>
                </text:list-item>
                <text:list-item>
                  <text:p text:style-name="P10"><text:span text:style-name="T1">Yearly</text:span></text:p>
                </text:list-item>
              </text:list>
            </text:list-item>
          </text:list>
        </text:list-item>
        <text:list-item>
          <text:p text:style-name="P1">Ghost Blog Projec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17:58:01.435925038</meta:creation-date>
    <dc:date>2019-01-01T18:23:37.947496932</dc:date>
    <meta:editing-duration>PT25M40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75" meta:character-count="329" meta:non-whitespace-character-count="295"/>
  </office:meta>
</office:document-meta>
</file>